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">
      <style:table-cell-properties fo:border="0.002cm solid #000000"/>
    </style:style>
    <style:style style:name="ce3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default-cell-style-name="ce2"/>
        <table:table-row table:style-name="ro1">
          <table:table-cell/>
          <table:table-cell office:value-type="string">
            <text:p>direct sampling</text:p>
          </table:table-cell>
          <table:table-cell office:value-type="string">
            <text:p>Markov-chain</text:p>
          </table:table-cell>
          <table:table-cell/>
          <table:table-cell table:style-name="Default"/>
          <table:table-cell table:style-name="Default" office:value-type="string">
            <text:p>生データ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^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string">
            <text:p>10^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rect sampling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F4:.H4])" office:value-type="float" office:value="0.333333333333333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number-columns-repeated="3" office:value-type="float" office:value="1">
            <text:p>1</text:p>
          </table:table-cell>
          <table:table-cell table:formula="of:=AVERAGE([.F5:.H5]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rect sampling</text:p>
          </table:table-cell>
          <table:table-cell office:value-type="string">
            <text:p>Markov-chain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F6:.H6])" office:value-type="float" office:value="0.666666666666667">
            <text:p>1</text:p>
          </table:table-cell>
        </table:table-row>
        <table:table-row table:style-name="ro1">
          <table:table-cell office:value-type="string">
            <text:p>10^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style-name="Default" table:number-columns-repeated="4"/>
          <table:table-cell table:style-name="ce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/>
          <table:table-cell table:style-name="Default" office:value-type="string">
            <text:p>10^5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rect sampling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AVERAGE([.F10:.H10])" office:value-type="float" office:value="12.6666666666667">
            <text:p>13</text:p>
          </table:table-cell>
        </table:table-row>
        <table:table-row table:style-name="ro1">
          <table:table-cell/>
          <table:table-cell office:value-type="string">
            <text:p>direct sampling</text:p>
          </table:table-cell>
          <table:table-cell office:value-type="string">
            <text:p>Markov-chain</text:p>
          </table:table-cell>
          <table:table-cell/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AVERAGE([.F11:.H11])" office:value-type="float" office:value="13.6666666666667">
            <text:p>14</text:p>
          </table:table-cell>
        </table:table-row>
        <table:table-row table:style-name="ro1">
          <table:table-cell office:value-type="string">
            <text:p>10^6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AVERAGE([.F12:.H12])" office:value-type="float" office:value="10.3333333333333">
            <text:p>10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/>
          <table:table-cell table:style-name="Default" table:number-columns-repeated="4"/>
          <table:table-cell table:style-name="ce3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/>
          <table:table-cell table:style-name="Default" office:value-type="string">
            <text:p>10^6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direct sampling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table:formula="of:=AVERAGE([.F16:.H16])" office:value-type="float" office:value="118">
            <text:p>118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  <table:table-cell table:formula="of:=AVERAGE([.F17:.H17])" office:value-type="float" office:value="114.333333333333">
            <text:p>114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formula="of:=AVERAGE([.F18:.H18])" office:value-type="float" office:value="115.666666666667">
            <text:p>116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4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F22:.H22])" office:value-type="float" office:value="0.333333333333333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AVERAGE([.F23:.H23])" office:value-type="float" office:value="2.33333333333333">
            <text:p>2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F24:.H24])" office:value-type="float" office:value="1.66666666666667">
            <text:p>2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5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AVERAGE([.F28:.H28])" office:value-type="float" office:value="16.3333333333333">
            <text:p>16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AVERAGE([.F29:.H29])" office:value-type="float" office:value="11">
            <text:p>11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AVERAGE([.F30:.H30]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6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table:formula="of:=AVERAGE([.F34:.H34])" office:value-type="float" office:value="103.333333333333">
            <text:p>103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table:formula="of:=AVERAGE([.F35:.H35])" office:value-type="float" office:value="112">
            <text:p>112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table:formula="of:=AVERAGE([.F36:.H36])" office:value-type="float" office:value="100.333333333333">
            <text:p>1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7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1139">
            <text:p>1139</text:p>
          </table:table-cell>
          <table:table-cell office:value-type="float" office:value="1074">
            <text:p>1074</text:p>
          </table:table-cell>
          <table:table-cell office:value-type="float" office:value="1138">
            <text:p>1138</text:p>
          </table:table-cell>
          <table:table-cell table:formula="of:=AVERAGE([.F40:.H40])" office:value-type="float" office:value="1117">
            <text:p>1117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1171">
            <text:p>1171</text:p>
          </table:table-cell>
          <table:table-cell office:value-type="float" office:value="1154">
            <text:p>1154</text:p>
          </table:table-cell>
          <table:table-cell office:value-type="float" office:value="1280">
            <text:p>1280</text:p>
          </table:table-cell>
          <table:table-cell table:formula="of:=AVERAGE([.F41:.H41])" office:value-type="float" office:value="1201.66666666667">
            <text:p>1202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1139">
            <text:p>1139</text:p>
          </table:table-cell>
          <table:table-cell office:value-type="float" office:value="1136">
            <text:p>1136</text:p>
          </table:table-cell>
          <table:table-cell office:value-type="float" office:value="1138">
            <text:p>1138</text:p>
          </table:table-cell>
          <table:table-cell table:formula="of:=AVERAGE([.F42:.H42])" office:value-type="float" office:value="1137.66666666667">
            <text:p>11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2016/03/14</text:date>, <text:time>01:08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tanabe Shunichirou</meta:initial-creator>
    <meta:creation-date>2016-03-14T00:58:11.39</meta:creation-date>
    <dc:date>2016-03-14T01:08:12.17</dc:date>
    <dc:creator>Watanabe Shunichirou</dc:creator>
    <meta:editing-duration>PT10M2S</meta:editing-duration>
    <meta:editing-cycles>1</meta:editing-cycles>
    <meta:generator>OpenOffice/4.1.1$Win32 OpenOffice.org_project/411m6$Build-9775</meta:generator>
    <meta:document-statistic meta:table-count="3" meta:cell-count="175" meta:object-count="0"/>
  </office:meta>
</office:document-meta>
</file>